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2D0AACDF3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9cm" fo:min-width="26.0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6.26cm"/>
    </style:style>
    <style:style style:name="pr1" style:family="presentation" style:parent-style-name="harmaa2-notes">
      <style:graphic-properties draw:fill-color="#ffffff" draw:auto-grow-height="true" fo:min-height="13.365cm"/>
    </style:style>
    <style:style style:name="pr2" style:family="presentation" style:parent-style-name="harmaa2-title">
      <style:graphic-properties draw:fill-color="#ffffff" draw:auto-grow-height="true" fo:min-height="3.507cm"/>
    </style:style>
    <style:style style:name="pr3" style:family="presentation" style:parent-style-name="harmaa2-outline1">
      <style:graphic-properties draw:fill-color="#ffffff" draw:auto-grow-height="true" fo:min-height="13.86cm"/>
    </style:style>
    <style:style style:name="pr4" style:family="presentation" style:parent-style-name="harmaa2-outline1">
      <style:graphic-properties draw:fill-color="#ffffff" fo:min-height="13.609cm"/>
    </style:style>
    <style:style style:name="pr5" style:family="presentation" style:parent-style-name="harmaa2-title">
      <style:graphic-properties draw:fill-color="#ffffff" fo:min-height="3.256cm"/>
    </style:style>
    <style:style style:name="pr6" style:family="presentation" style:parent-style-name="harmaa2-title">
      <style:graphic-properties draw:fill-color="#ffffff" fo:min-height="12.0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 fo:font-size="96pt" style:font-size-asian="96pt" style:font-size-complex="96pt"/>
    </style:style>
    <style:style style:name="P3" style:family="paragraph">
      <style:paragraph-properties fo:margin-left="0cm" fo:margin-right="0cm" fo:text-indent="0cm"/>
      <style:text-properties fo:color="#000000" fo:font-size="36pt" style:font-size-asian="36pt" style:font-size-complex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0000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1.2cm" fo:margin-right="0cm" fo:text-indent="-0.9cm"/>
      <style:text-properties fo:color="#000000"/>
    </style:style>
    <style:style style:name="P9" style:family="paragraph">
      <style:paragraph-properties fo:margin-left="0cm" fo:margin-right="0cm" fo:text-indent="0cm"/>
      <style:text-properties fo:color="#ffffff" fo:font-size="16pt" style:font-size-asian="16pt" style:font-size-complex="16pt"/>
    </style:style>
    <style:style style:name="P10" style:family="paragraph">
      <style:paragraph-properties fo:margin-left="0cm" fo:margin-right="0cm" fo:text-indent="0cm"/>
      <style:text-properties fo:color="#000000" fo:font-size="18pt"/>
    </style:style>
    <style:style style:name="P11" style:family="paragraph">
      <style:paragraph-properties fo:margin-left="0cm" fo:margin-right="0cm" fo:text-indent="0cm"/>
      <style:text-properties fo:color="#000000" fo:font-size="32pt" style:font-size-asian="32pt" style:font-size-complex="32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color="#000000" fo:font-size="14pt" style:font-size-asian="14pt" style:font-size-complex="14pt"/>
    </style:style>
    <style:style style:name="P14" style:family="paragraph">
      <style:paragraph-properties fo:margin-left="0cm" fo:margin-right="0cm" fo:text-indent="0cm"/>
      <style:text-properties fo:color="#000000" fo:font-size="80pt" style:font-size-asian="80pt" style:font-size-complex="80pt"/>
    </style:style>
    <style:style style:name="T1" style:family="text">
      <style:text-properties fo:color="#000000" fo:font-size="96pt" style:font-size-asian="96pt" style:font-size-complex="96pt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color="#000000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 fo:font-size="80pt" style:font-size-asian="80pt" style:font-size-complex="8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>
        <office:forms form:automatic-focus="false" form:apply-design-mode="false"/>
        <draw:frame draw:style-name="gr1" draw:text-style-name="P2" draw:layer="layout" svg:width="11.238cm" svg:height="4.146cm" svg:x="0.827cm" svg:y="2.314cm">
          <draw:text-box>
            <text:p text:style-name="P1"><text:span text:style-name="T1">Puppet</text:span></text:p>
          </draw:text-box>
        </draw:frame>
        <draw:frame draw:style-name="gr1" draw:text-style-name="P3" draw:layer="layout" svg:width="12.571cm" svg:height="1.712cm" svg:x="0.772cm" svg:y="17.377cm">
          <draw:text-box>
            <text:p text:style-name="P1"><text:span text:style-name="T2">Gareth J. Greenaway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harmaa2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1"><text:span text:style-name="T3">What is puppet?</text:span>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3">System for automating system administration tasks</text:span></text:p>
              </text:list-item>
            </text:list>
            <text:list text:style-name="L2">
              <text:list-item>
                <text:p text:style-name="P6"><text:span text:style-name="T3">Client / Server design.</text:span></text:p>
              </text:list-item>
            </text:list>
            <text:list text:style-name="L2">
              <text:list-item>
                <text:p text:style-name="P6"><text:span text:style-name="T3">Multi-platform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Designed to work on most varieties of Un*x-like operating system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Extensibl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Puppet providers are written in Ruby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Learn Ruby, write your own provid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3" draw:master-page-name="harmaa2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1"><text:span text:style-name="T3">Why automation?</text:span>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3">Lazines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System Administrators are lazy, we want to do one thing once and move on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Efficiency</text:span></text:p>
              </text:list-item>
            </text:list>
            <text:list text:style-name="L2">
              <text:list-item>
                <text:p text:style-name="P6"><text:span text:style-name="T3">Correctnes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harmaa2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1"><text:span text:style-name="T3">What can puppet do?</text:span>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3">Package installa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Using local OS specific tools such as yum, apt, pkg_add, etc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Service Management</text:span></text:p>
              </text:list-item>
            </text:list>
            <text:list text:style-name="L2">
              <text:list-item>
                <text:p text:style-name="P6"><text:span text:style-name="T3">User &amp; Group Administration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Also using local OS specific tool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Configuration Manage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3" draw:master-page-name="harmaa2" presentation:presentation-page-layout-name="AL1T1">
        <draw:frame presentation:style-name="pr2" draw:text-style-name="P5" draw:layer="layout" svg:width="25.199cm" svg:height="3.507cm" svg:x="1.4cm" svg:y="0.837cm" presentation:class="title">
          <draw:text-box>
            <text:p text:style-name="P1"><text:span text:style-name="T3">What else can puppet do?</text:span>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4">Manage cron jobs</text:span></text:p>
              </text:list-item>
            </text:list>
            <text:list text:style-name="L2">
              <text:list-item>
                <text:p text:style-name="P6"><text:span text:style-name="T4">Execute any system command</text:span></text:p>
              </text:list-item>
            </text:list>
            <text:list text:style-name="L2">
              <text:list-item>
                <text:p text:style-name="P6"><text:span text:style-name="T4">Manage host entries (/etc/hosts)</text:span></text:p>
              </text:list-item>
            </text:list>
            <text:list text:style-name="L2">
              <text:list-item>
                <text:p text:style-name="P6"><text:span text:style-name="T4">Manage IP address alises</text:span></text:p>
              </text:list-item>
            </text:list>
            <text:list text:style-name="L2">
              <text:list-item>
                <text:p text:style-name="P6"><text:span text:style-name="T4">Manage email aliases</text:span></text:p>
              </text:list-item>
            </text:list>
            <text:list text:style-name="L2">
              <text:list-item>
                <text:p text:style-name="P6"><text:span text:style-name="T4">Manage mailing lists</text:span></text:p>
              </text:list-item>
            </text:list>
            <text:list text:style-name="L2">
              <text:list-item>
                <text:p text:style-name="P6"><text:span text:style-name="T4">Manage mounted file systems</text:span></text:p>
              </text:list-item>
            </text:list>
            <text:list text:style-name="L2">
              <text:list-item>
                <text:p text:style-name="P6"><text:span text:style-name="T4">Manage nagios configurations</text:span></text:p>
              </text:list-item>
            </text:list>
            <text:list text:style-name="L2">
              <text:list-item>
                <text:p text:style-name="P6"><text:span text:style-name="T4">Manage yum repositories.</text:span></text:p>
              </text:list-item>
            </text:list>
            <text:list text:style-name="L2">
              <text:list-item>
                <text:p text:style-name="P6"><text:span text:style-name="T4">Manager Solaris Zones.</text:span></text:p>
              </text:list-item>
            </text:list>
            <text:list text:style-name="L2">
              <text:list-item>
                <text:p text:style-name="P6"><text:span text:style-name="T5">Whatever you want it to d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harmaa2" presentation:presentation-page-layout-name="AL1T1">
        <draw:frame presentation:style-name="pr2" draw:text-style-name="P5" draw:layer="layout" svg:width="25.199cm" svg:height="3.507cm" svg:x="1.4cm" svg:y="0.837cm" presentation:class="title">
          <draw:text-box>
            <text:p text:style-name="P1"><text:span text:style-name="T3">How it works</text:span></text:p>
          </draw:text-box>
        </draw:frame>
        <draw:frame presentation:style-name="pr4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6">Classe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7">Classes determine what actions should be taken for a particular machin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Defini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7">Definitions determine the actions that will take place within a particular clas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Function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7">Peform the action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Typ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3" draw:master-page-name="harmaa2" presentation:presentation-page-layout-name="AL1T1">
        <draw:frame presentation:style-name="pr2" draw:text-style-name="P5" draw:layer="layout" svg:width="25.199cm" svg:height="3.507cm" svg:x="1.4cm" svg:y="0.837cm" presentation:class="title">
          <draw:text-box>
            <text:p text:style-name="P1"><text:span text:style-name="T3">Puppet Pieces</text:span></text:p>
          </draw:text-box>
        </draw:frame>
        <draw:frame presentation:style-name="pr3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3">Puppet Client (puppetd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Runs on the cli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Checks for updated configur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uppet Master (puppetmasterd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Stores all puppet manifests and acts as file server for pupper clien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3" draw:master-page-name="harmaa2" presentation:presentation-page-layout-name="AL2T19">
        <draw:frame presentation:style-name="pr2" draw:text-style-name="P5" draw:layer="layout" svg:width="25.199cm" svg:height="3.573cm" svg:x="1.4cm" svg:y="0.804cm" presentation:class="title">
          <draw:text-box>
            <text:p text:style-name="P1"><text:span text:style-name="T3">Examples</text:span><text:span text:style-name="T3"><text:line-break/></text:span><text:span text:style-name="T3">Apache Virtual Hosts</text:span></text:p>
          </draw:text-box>
        </draw:frame>
        <draw:frame draw:style-name="gr3" draw:text-style-name="P9" draw:layer="layout" svg:width="26.035cm" svg:height="15.155cm" svg:x="1.27cm" svg:y="5.08cm">
          <draw:text-box>
            <text:p text:style-name="P1"><text:span text:style-name="T4">define virtual_host($docroot, $ip, $order = 500, $ensure = "enabled") {</text:span></text:p>
            <text:p text:style-name="P1"><text:span text:style-name="T4"><text:s text:c="4"/></text:span><text:span text:style-name="T4">$file = "/etc/apache/sites-available/$name.conf"</text:span></text:p>
            <text:p text:style-name="P1"><text:span text:style-name="T4"><text:s text:c="4"/></text:span><text:span text:style-name="T4"># The template fills in the docroot, ip, and name.</text:span></text:p>
            <text:p text:style-name="P1"><text:span text:style-name="T4"><text:s text:c="4"/></text:span><text:span text:style-name="T4">file { $file:</text:span></text:p>
            <text:p text:style-name="P1"><text:span text:style-name="T4"><text:s text:c="8"/></text:span><text:span text:style-name="T4">content =&gt; template("virtual_host.erb"),</text:span></text:p>
            <text:p text:style-name="P1"><text:span text:style-name="T4"><text:s text:c="8"/></text:span><text:span text:style-name="T4">notify <text:s/>=&gt; Service[apache]</text:span></text:p>
            <text:p text:style-name="P1"><text:span text:style-name="T4"><text:s text:c="4"/></text:span><text:span text:style-name="T4">}</text:span></text:p>
            <text:p text:style-name="P1"><text:span text:style-name="T4"/></text:p>
            <text:p text:style-name="P1"><text:span text:style-name="T4"><text:s text:c="4"/></text:span><text:span text:style-name="T4">file { "/etc/apache/sites-enabled/$order-$name.conf":</text:span></text:p>
            <text:p text:style-name="P1"><text:span text:style-name="T4"><text:s text:c="8"/></text:span><text:span text:style-name="T4">ensure =&gt; $ensure ? {</text:span></text:p>
            <text:p text:style-name="P1"><text:span text:style-name="T4"><text:s text:c="12"/></text:span><text:span text:style-name="T4">enabled <text:s/>=&gt; $file,</text:span></text:p>
            <text:p text:style-name="P1"><text:span text:style-name="T4"><text:s text:c="12"/></text:span><text:span text:style-name="T4">disabled =&gt; absent</text:span></text:p>
            <text:p text:style-name="P1"><text:span text:style-name="T4"><text:s text:c="8"/></text:span><text:span text:style-name="T4">}</text:span></text:p>
            <text:p text:style-name="P1"><text:span text:style-name="T4"><text:s text:c="4"/></text:span><text:span text:style-name="T4">}</text:span></text:p>
            <text:p text:style-name="P1"><text:span text:style-name="T4">}</text:span></text:p>
            <text:p text:style-name="P1"><text:span text:style-name="T4"/></text:p>
            <text:p text:style-name="P1"><text:span text:style-name="T4">virtual_host { "example.com":</text:span></text:p>
            <text:p text:style-name="P1"><text:span text:style-name="T4"><text:s text:c="4"/></text:span><text:span text:style-name="T4">order <text:s text:c="2"/>=&gt; 100,</text:span></text:p>
            <text:p text:style-name="P1"><text:span text:style-name="T4"><text:s text:c="4"/></text:span><text:span text:style-name="T4">ip <text:s text:c="5"/>=&gt; "192.168.0.100",</text:span></text:p>
            <text:p text:style-name="P1"><text:span text:style-name="T4"><text:s text:c="4"/></text:span><text:span text:style-name="T4">docroot =&gt; "/var/www/example.com/htdocs"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</draw:text-box>
        </draw:frame>
        <draw:frame draw:style-name="gr4" draw:layer="layout" svg:width="0.502cm" svg:height="1.225cm" svg:x="4.445cm" svg:y="19.05cm">
          <draw:text-box>
            <text:p text:style-name="P1"/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3" draw:master-page-name="harmaa2" presentation:presentation-page-layout-name="AL2T19">
        <draw:frame presentation:style-name="pr5" draw:text-style-name="P5" draw:layer="layout" svg:width="25.199cm" svg:height="3.573cm" svg:x="1.4cm" svg:y="0.804cm" presentation:class="title" presentation:user-transformed="true">
          <draw:text-box>
            <text:p text:style-name="P1"><text:span text:style-name="T3">Examples</text:span><text:span text:style-name="T3"><text:line-break/></text:span><text:span text:style-name="T3">Create Subversion Repository</text:span></text:p>
          </draw:text-box>
        </draw:frame>
        <draw:frame draw:style-name="gr5" draw:text-style-name="P10" draw:layer="layout" svg:width="26.549cm" svg:height="8.314cm" svg:x="0.635cm" svg:y="5.715cm">
          <draw:text-box>
            <text:p text:style-name="P1"><text:span text:style-name="T8"># Create a new subversion repository.</text:span></text:p>
            <text:p text:style-name="P1"><text:span text:style-name="T8">define svnrepo($path) {</text:span></text:p>
            <text:p text:style-name="P1"><text:span text:style-name="T8"><text:s text:c="4"/></text:span><text:span text:style-name="T8">exec { "create-svn-$name":</text:span></text:p>
            <text:p text:style-name="P1"><text:span text:style-name="T8"><text:s text:c="8"/></text:span><text:span text:style-name="T8">command =&gt; "/usr/bin/svnadmin create $path/$name",</text:span></text:p>
            <text:p text:style-name="P1"><text:span text:style-name="T8"><text:s text:c="8"/></text:span><text:span text:style-name="T8">creates =&gt; "$path/$name" # only run if this file does not exist</text:span></text:p>
            <text:p text:style-name="P1"><text:span text:style-name="T8"><text:s text:c="4"/></text:span><text:span text:style-name="T8">}</text:span></text:p>
            <text:p text:style-name="P1"><text:span text:style-name="T8">}</text:span></text:p>
            <text:p text:style-name="P1"><text:span text:style-name="T8"/></text:p>
            <text:p text:style-name="P1"><text:span text:style-name="T8">svnrepo { puppet: path =&gt; "/var/lib/svn" }</text:span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harmaa2" presentation:presentation-page-layout-name="AL2T19">
        <draw:frame presentation:style-name="pr5" draw:text-style-name="P11" draw:layer="layout" svg:width="25.199cm" svg:height="3.256cm" svg:x="1.27cm" svg:y="0cm" presentation:class="title" presentation:user-transformed="true">
          <draw:text-box>
            <text:p text:style-name="P1"><text:span text:style-name="T9">Examples</text:span><text:span text:style-name="T9"><text:line-break/></text:span><text:span text:style-name="T9">Installing Custom Postgresql</text:span></text:p>
          </draw:text-box>
        </draw:frame>
        <draw:frame draw:style-name="gr6" draw:text-style-name="P12" draw:layer="layout" svg:width="25.4cm" svg:height="1.225cm" svg:x="1.27cm" svg:y="5.715cm">
          <draw:text-box>
            <text:p text:style-name="P1"/>
          </draw:text-box>
        </draw:frame>
        <draw:frame draw:style-name="gr6" draw:text-style-name="P12" draw:layer="layout" svg:width="25.4cm" svg:height="1.225cm" svg:x="1.27cm" svg:y="5.715cm">
          <draw:text-box>
            <text:p text:style-name="P1"/>
          </draw:text-box>
        </draw:frame>
        <draw:frame draw:style-name="gr7" draw:text-style-name="P13" draw:layer="layout" svg:width="26.035cm" svg:height="17.411cm" svg:x="1.27cm" svg:y="3.175cm">
          <draw:text-box>
            <text:p text:style-name="P1"><text:span text:style-name="T10">class postgres {</text:span></text:p>
            <text:p text:style-name="P1"><text:span text:style-name="T10"><text:s text:c="8"/></text:span><text:span text:style-name="T10">file { "/ecdb00/pgdata": <text:s/>ensure =&gt; directory,mode =&gt; 700, owner =&gt; postgres, group =&gt; postgres, }</text:span></text:p>
            <text:p text:style-name="P1"><text:span text:style-name="T10"><text:s text:c="8"/></text:span><text:span text:style-name="T10">exec {"postgres-ldconfig":</text:span></text:p>
            <text:p text:style-name="P1"><text:span text:style-name="T10"><text:s text:c="16"/></text:span><text:span text:style-name="T10">command =&gt; "/sbin/ldconfig", subscribe =&gt; File["/etc/ld.so.conf.d/postgres.conf"], refreshonly =&gt; true}</text:span></text:p>
            <text:p text:style-name="P1"><text:span text:style-name="T10"><text:s text:c="8"/></text:span><text:span text:style-name="T10">configfile { "/etc/ld.so.conf.d/postgres.conf":</text:span></text:p>
            <text:p text:style-name="P1"><text:span text:style-name="T10"><text:s text:c="16"/></text:span><text:span text:style-name="T10">source =&gt; "/postgres/postgres.conf.ld.so",ensure =&gt; present,mode =&gt; 644,owner =&gt; root, group =&gt; root,</text:span></text:p>
            <text:p text:style-name="P1"><text:span text:style-name="T10"><text:s text:c="8"/></text:span><text:span text:style-name="T10">}</text:span></text:p>
            <text:p text:style-name="P1"><text:span text:style-name="T10">}</text:span></text:p>
            <text:p text:style-name="P1"><text:span text:style-name="T10"/></text:p>
            <text:p text:style-name="P1"><text:span text:style-name="T10">class postgres-8_3 inherits postgres {</text:span></text:p>
            <text:p text:style-name="P1"><text:span text:style-name="T10"><text:s text:c="8"/></text:span><text:span text:style-name="T10">package { "postgresql-8.3.1-1.AMG": ensure =&gt; latest }</text:span></text:p>
            <text:p text:style-name="P1"><text:span text:style-name="T10"><text:s text:c="8"/></text:span><text:span text:style-name="T10">service { postgresql:</text:span></text:p>
            <text:p text:style-name="P1"><text:span text:style-name="T10"><text:s text:c="16"/></text:span><text:span text:style-name="T10">ensure =&gt; running,</text:span></text:p>
            <text:p text:style-name="P1"><text:span text:style-name="T10"><text:s text:c="16"/></text:span><text:span text:style-name="T10">enable =&gt; true,</text:span></text:p>
            <text:p text:style-name="P1"><text:span text:style-name="T10"><text:s text:c="16"/></text:span><text:span text:style-name="T10">require =&gt; [ <text:s/>Package["postgresql-8.3.1-1.AMG"], <text:s/>Exec["/etc/init.d/postgresql initdb"], <text:s text:c="21"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Configfile["/ecdb00/pgdata/postgresql.conf"]</text:span></text:p>
            <text:p text:style-name="P1"><text:span text:style-name="T10"><text:s text:c="16"/></text:span><text:span text:style-name="T10">],</text:span></text:p>
            <text:p text:style-name="P1"><text:span text:style-name="T10"><text:s text:c="8"/></text:span><text:span text:style-name="T10">}</text:span></text:p>
            <text:p text:style-name="P1"><text:span text:style-name="T10"><text:s text:c="8"/></text:span><text:span text:style-name="T10">exec {"/etc/init.d/postgresql initdb":</text:span></text:p>
            <text:p text:style-name="P1"><text:span text:style-name="T10"><text:s text:c="16"/></text:span><text:span text:style-name="T10">path =&gt; "/usr/bin:/usr/sbin:/sbin:/bin:/usr/local/postgresql/bin/",</text:span></text:p>
            <text:p text:style-name="P1"><text:span text:style-name="T10"><text:s text:c="16"/></text:span><text:span text:style-name="T10">onlyif =&gt; "test ! -f /ecdb00/pgdata/postgresql.conf",</text:span></text:p>
            <text:p text:style-name="P1"><text:span text:style-name="T10"><text:s text:c="16"/></text:span><text:span text:style-name="T10">require =&gt; [ Configfile["/etc/ld.so.conf.d/postgres.conf"], Package["postgresql-8.3.1-1.AMG"] ],</text:span></text:p>
            <text:p text:style-name="P1"><text:span text:style-name="T10"><text:s text:c="8"/></text:span><text:span text:style-name="T10">}</text:span></text:p>
            <text:p text:style-name="P1"><text:span text:style-name="T10"><text:s text:c="8"/></text:span><text:span text:style-name="T10">configfile { "/ecdb00/pgdata/postgresql.conf":</text:span></text:p>
            <text:p text:style-name="P1"><text:span text:style-name="T10"><text:s text:c="16"/></text:span><text:span text:style-name="T10">source =&gt; "/postgres/postgresql.conf",</text:span></text:p>
            <text:p text:style-name="P1"><text:span text:style-name="T10"><text:s text:c="16"/></text:span><text:span text:style-name="T10">ensure =&gt; present,mode =&gt; 600,owner =&gt; postgres, group =&gt; postgres,</text:span></text:p>
            <text:p text:style-name="P1"><text:span text:style-name="T10"><text:s text:c="16"/></text:span><text:span text:style-name="T10">notify =&gt; Service[postgresql],</text:span></text:p>
            <text:p text:style-name="P1"><text:span text:style-name="T10"><text:s text:c="16"/></text:span><text:span text:style-name="T10">require =&gt; [Exec["/etc/init.d/postgresql initdb"],Configfile["/ecdb00/pgdata/postgresql.conf"] ],</text:span></text:p>
            <text:p text:style-name="P1"><text:span text:style-name="T10"><text:s text:c="8"/></text:span><text:span text:style-name="T10">}</text:span></text:p>
            <text:p text:style-name="P1"><text:span text:style-name="T10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harmaa2">
        <draw:frame presentation:style-name="pr6" draw:text-style-name="P14" draw:layer="layout" svg:width="25.199cm" svg:height="12.065cm" svg:x="1.471cm" svg:y="3.81cm" presentation:class="title" presentation:user-transformed="true">
          <draw:text-box>
            <text:p text:style-name="P1"><text:span text:style-name="T11">Real Live Example!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ackground" xlink:href="Pictures/1000000000000500000002D0AACDF3EF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background" draw:fill-image-width="100%" draw:fill-image-height="100%" style:repeat="stretch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13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4" draw:layer="backgroundobjects" svg:width="8.875cm" svg:height="0.5cm" svg:x="0.5cm" svg:y="20.499cm" presentation:class="footer">
        <draw:text-box>
          <text:p text:style-name="P14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1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Gareth Greenaway</meta:initial-creator>
    <meta:creation-date>2008-08-16T09:01:44</meta:creation-date>
    <dc:date>2008-08-16T15:03:59</dc:date>
    <dc:language>fi-FI</dc:language>
    <meta:editing-cycles>31</meta:editing-cycles>
    <meta:editing-duration>PT5H57M22S</meta:editing-duration>
    <meta:template xlink:type="simple" xlink:actuate="onRequest" xlink:href="/usr/lib/openoffice/share/template/en-US/presnt/Grey.otp" meta:date="2008-08-16T09:01:39"/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